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3803" officeooo:paragraph-rsid="001a3803"/>
    </style:style>
    <style:style style:name="P2" style:family="paragraph" style:parent-style-name="Standard">
      <style:text-properties officeooo:rsid="001a3803" officeooo:paragraph-rsid="00221ed8"/>
    </style:style>
    <style:style style:name="P3" style:family="paragraph" style:parent-style-name="Standard">
      <style:text-properties officeooo:rsid="001bdc13" officeooo:paragraph-rsid="001c60fa"/>
    </style:style>
    <style:style style:name="P4" style:family="paragraph" style:parent-style-name="Standard">
      <style:text-properties officeooo:rsid="001bdc13" officeooo:paragraph-rsid="00221ed8"/>
    </style:style>
    <style:style style:name="P5" style:family="paragraph" style:parent-style-name="Standard">
      <style:text-properties officeooo:rsid="00208346" officeooo:paragraph-rsid="00221ed8"/>
    </style:style>
    <style:style style:name="P6" style:family="paragraph" style:parent-style-name="Standard">
      <style:text-properties officeooo:rsid="00243a99" officeooo:paragraph-rsid="00243a99"/>
    </style:style>
    <style:style style:name="T1" style:family="text">
      <style:text-properties officeooo:rsid="001be10b"/>
    </style:style>
    <style:style style:name="T2" style:family="text">
      <style:text-properties officeooo:rsid="001d155e"/>
    </style:style>
    <style:style style:name="T3" style:family="text">
      <style:text-properties officeooo:rsid="001e84e4"/>
    </style:style>
    <style:style style:name="T4" style:family="text">
      <style:text-properties officeooo:rsid="001efb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kachev Andrey, 166.</text:p>
      <text:p text:style-name="P2"/>
      <text:p text:style-name="P2"/>
      <text:p text:style-name="P2">The graph illustrates moderate growth and rapid decrease to zero in the number of cases of X disease in Someland between the years 1983 and 1992.</text:p>
      <text:p text:style-name="P2"/>
      <text:p text:style-name="P4">In 1983 the number of cases stood at 100 and remained fairly stable until 1985. From 1985 to 1987 that number climbed to 200 and then <text:span text:style-name="T4">in 1988 </text:span>markedly fell to the same level as in 1983. In 1989 <text:span text:style-name="T1">the number of cases of disease boomed to its hight level at 400 and after slight reduce in 1990 reached at plateau at 350 between 1990 and 1991. After dramatic fall of number of cases to zero in 1992 Someland became free of the disease.</text:span></text:p>
      <text:p text:style-name="P4"><text:span text:style-name="T1"><text:s/></text:span></text:p>
      <text:p text:style-name="P5">In conclusion, the graphs shows that the disease was increasingly prevalent with moderate fluctuation in 1988 until the 1989 and then were eradicated from Someland in three next ye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4:49:56.191574298</meta:creation-date>
    <dc:date>2016-11-22T15:30:25.534134809</dc:date>
    <meta:editing-duration>PT30M15S</meta:editing-duration>
    <meta:editing-cycles>11</meta:editing-cycles>
    <meta:generator>LibreOffice/5.1.4.2$Linux_X86_64 LibreOffice_project/10m0$Build-2</meta:generator>
    <meta:document-statistic meta:table-count="0" meta:image-count="0" meta:object-count="0" meta:page-count="1" meta:paragraph-count="5" meta:word-count="142" meta:character-count="780" meta:non-whitespace-character-count="641"/>
  </office:meta>
</office:document-meta>
</file>